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Arial2" svg:font-family="Arial" style:font-family-generic="swiss"/>
    <style:font-face style:name="Goudy Old Style" svg:font-family="'Goudy Old Styl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position="0% 100%"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_3c_Pagedetitre_5f_adbib_3e_">
      <style:text-properties fo:font-size="12pt" style:font-size-asian="12pt" style:font-size-complex="12pt"/>
    </style:style>
    <style:style style:name="P4" style:family="paragraph" style:parent-style-name="_3c_term_3e_">
      <style:text-properties style:use-window-font-color="true" fo:language="en" fo:country="US" fo:background-color="transparent"/>
    </style:style>
    <style:style style:name="P5" style:family="paragraph" style:parent-style-name="_3c_term_3e_">
      <style:text-properties style:use-window-font-color="true" fo:background-color="transparent"/>
    </style:style>
    <style:style style:name="P6" style:family="paragraph" style:parent-style-name="_3c_term_3e_" style:master-page-name="MP0">
      <style:paragraph-properties style:page-number="auto" fo:break-before="page"/>
      <style:text-properties style:use-window-font-color="true" fo:background-color="transparent"/>
    </style:style>
    <style:style style:name="P7" style:family="paragraph" style:parent-style-name="_3c_Pagedetitre_5f_adbib_3e_">
      <style:text-properties fo:font-size="12pt" style:font-size-asian="12pt" style:font-size-complex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0% 100%" style:font-name="Liberation Serif" fo:font-weight="normal" style:font-weight-asian="normal" style:font-weight-complex="normal"/>
    </style:style>
    <style:style style:name="T9" style:family="text">
      <style:text-properties style:text-position="0% 100%" style:font-name="Liberation Serif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text-position="0% 100%" fo:font-size="12pt" fo:font-style="normal" style:font-size-asian="12pt" style:font-style-asian="normal" style:font-size-complex="12pt" style:font-style-complex="normal" style:font-weight-complex="normal"/>
    </style:style>
    <style:style style:name="T11" style:family="text">
      <style:text-properties style:use-window-font-color="true" fo:background-color="transparent" loext:char-shading-value="0"/>
    </style:style>
    <style:style style:name="T12" style:family="text">
      <style:text-properties style:use-window-font-color="true" fo:font-style="italic" fo:background-color="transparent" loext:char-shading-value="0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itre : Le Tombeau de la melancholie. Ou le vray moyen de vivre ioyeux</text:p>
      <text:p text:style-name="P4">author : Anonyme</text:p>
      <text:p text:style-name="P4">publisher : Sorbonne Université LABEX OBVIL</text:p>
      <text:p text:style-name="P4">issued : 2019</text:p>
      <text:p text:style-name="P4">idno : http://http://obvil.sorbonne-universite.site/corpus/faceties/cote_xi-d-052</text:p>
      <text:p text:style-name="P5">source : ANONYME, Le Tombeau de la melancholie. Ou le vray moyen de vivre ioyeux. Seconde Edition, reveuë, corrigée &amp; augmentée. Par le sieur D.U.G. V-C-025</text:p>
      <text:p text:style-name="P5">created : 1634</text:p>
      <text:p text:style-name="P5">langue : moyen-français</text:p>
      <text:p text:style-name="P5">lieu : [premier lieu où se passe la narration]</text:p>
      <text:p text:style-name="_3c_term_3e_"><text:span text:style-name="T11">lieu : [deuxième lieu </text:span><text:span text:style-name="Police_20_par_20_défaut"><text:span text:style-name="T12">etc</text:span></text:span><text:span text:style-name="T11">]</text:span></text:p>
      <text:p text:style-name="P5">personnage : [premier personnage, soit nom + fonction, soit nom, soit fonction (drapière, bourgeois, curé)]</text:p>
      <text:p text:style-name="_3c_term_3e_"><text:span text:style-name="T11">personnage : [deuxième personnage, </text:span><text:span text:style-name="Police_20_par_20_défaut"><text:span text:style-name="T12">etc.</text:span></text:span><text:span text:style-name="T11">]</text:span></text:p>
      <text:p text:style-name="_3c_Pagedetitre_5f_adbib_3e_"/>
      <text:p text:style-name="_3c_Pagedetitre_5f_adbib_3e_">LE<text:line-break/><text:span text:style-name="T1">TOMBEAV</text:span><text:line-break/>DE LA<text:line-break/>MELANCHOLIE.<text:line-break/><text:span text:style-name="T2">OV LE VRAY MOYEN</text:span><text:line-break/><text:span text:style-name="T4">de vivre ioyeux.<text:line-break/>Seconde Edition, reueuë, corrigée<text:line-break/>&amp; augmentée.</text:span></text:p>
      <text:p text:style-name="P3"><text:line-break/>Par le sieur D.V.G.</text:p>
      <text:p text:style-name="_3c_Pagedetitre_5f_adbib_3e_"/>
      <text:p text:style-name="_3c_Pagedetitre_5f_adbib_3e_"/>
      <text:p text:style-name="_3c_Pagedetitre_5f_adbib_3e_">&lt;Marque&gt; </text:p>
      <text:p text:style-name="_3c_Pagedetitre_5f_adbib_3e_"/>
      <text:p text:style-name="_3c_Pagedetitre_5f_adbib_3e_"><text:span text:style-name="T13"><text:line-break/></text:span><text:span text:style-name="T3">A PARIS,</text:span><text:span text:style-name="T13"><text:line-break/></text:span><text:span text:style-name="T5">Chez N</text:span><text:span text:style-name="PetiteMajuscule"><text:span text:style-name="T5">icolas</text:span></text:span><text:span text:style-name="T5">, &amp; I</text:span><text:span text:style-name="PetiteMajuscule"><text:span text:style-name="T5">ean de la coste</text:span></text:span><text:span text:style-name="T5">,<text:line-break/>au mont S. Hilaire à l’Escu de Bretagne, &amp;</text:span><text:span text:style-name="T4"><text:line-break/>en leur boutique à la petite porte du<text:line-break/>Palais, deuant les Augustins.<text:line-break/><text:line-break/>M.DC. XXXIIII.</text:span></text:p>
      <text:p text:style-name="P3"/>
      <text:p text:style-name="P1"><text:span text:style-name="_3c_pb_3e_">[f. *r]</text:span></text:p>
      <text:p text:style-name="P2"/>
      <text:h text:style-name="Heading_20_1" text:outline-level="1"><text:soft-page-break/>AUX<text:line-break/>CVRIEVX.</text:h>
      <text:p text:style-name="Text_20_body"/>
      <text:p text:style-name="Text_20_body"/>
      <text:p text:style-name="Text_20_body"><text:span text:style-name="Drop_20_Caps"><text:span text:style-name="T6">M</text:span></text:span><text:span text:style-name="T7">Es chers Amys,<text:line-break/>Pour dés-ennuyer<text:line-break/>vos beaux esprits<text:line-break/>parmy la lecture de tant de dif-<text:line-break/>ferentes sortes de Romans qui<text:line-break/>ont paru au iour depuis peu, &amp;<text:line-break/>d</text:span><text:span text:style-name="T9">õner quelque relasche aux mou-<text:line-break/>vements que l’Amour donne en<text:line-break/>vos ames, en vous representant<text:line-break/>les felicitez &amp; les trauerses de<text:line-break/>tant d’heureux et infortunez<text:line-break/>Amants. I’ay faict ce Tõbeau<text:line-break/>de la Melancholie, pour offrir<text:line-break/>&amp; supplier vos gaillardes hu-<text:line-break/>meurs de le prendre de bõne part,<text:line-break/></text:span><text:span text:style-name="_3c_pb_3e_"><text:span text:style-name="T10">[f. Aiijv]<text:line-break/></text:span></text:span><text:span text:style-name="T9">&amp; de la main d’un, chez qui la<text:line-break/>Melancholie ne trouva iamais<text:line-break/>place, &amp; qui vous faict ce pre-<text:line-break/>sent pour la mettre entirement <text:line-break/>au Tombeau : I’ay creu ne pou-<text:line-break/>voir mieux prendre mon temps<text:line-break/>qu’en ceste belle saison, pour don-<text:line-break/>ner à vos curiositez ce gentil <text:line-break/>divertissement, qui dans les meil-<text:line-break/>leures compagnies passe pour le<text:line-break/>plus ordinaire. Ie n’attends point<text:line-break/>d’autres remerciments de vos<text:line-break/>bontez, sinon que <text:s/>nous me fa-<text:line-break/>ssiez la faueur de croire que ie<text:line-break/>suis tout à faict affectionné à vo-<text:line-break/>stre seruice.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Arial2" svg:font-family="Arial" style:font-family-generic="swiss"/>
    <style:font-face style:name="Goudy Old Style" svg:font-family="'Goudy Old Styl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_3c_Pagedetitre_5f_adbib_3e_" style:display-name="&lt;Pagedetitre_adbib&gt;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cfe7f5"/>
      <style:paragraph-properties fo:margin-top="0.423cm" fo:margin-bottom="0.212cm" loext:contextual-spacing="false" fo:text-align="center" style:justify-single-word="false" fo:background-color="transparent"/>
      <style:text-properties fo:color="#330099" style:font-name="Goudy Old Style" fo:font-family="'Goudy Old Style'" style:font-pitch="variable" fo:font-size="115%" fo:font-weight="bold" style:font-size-asian="130%" style:font-weight-asian="bold" style:font-size-complex="130%" style:font-weight-complex="normal"/>
    </style:style>
    <style:style style:name="_3c_term_3e_" style:display-name="&lt;term&gt;" style:family="paragraph" style:parent-style-name="Standard">
      <loext:graphic-properties draw:fill="solid" draw:fill-color="#dddddd" draw:opacity="100%"/>
      <style:paragraph-properties fo:hyphenation-ladder-count="no-limit" fo:background-color="#dddddd" fo:padding="0cm" fo:border="0.26pt solid #000000" style:shadow="none"/>
      <style:text-properties style:font-name="Arial Unicode MS" fo:font-family="'Arial Unicode MS'" style:font-family-generic="swiss" style:font-pitch="variable" fo:hyphenate="false"/>
    </style:style>
    <style:style style:name="Drop_20_Caps" style:display-name="Drop Caps" style:family="text">
      <style:text-properties fo:color="#ffffff" fo:font-size="200%" fo:background-color="#330066" style:font-size-asian="10.5pt"/>
    </style:style>
    <style:style style:name="Police_20_par_20_défaut" style:display-name="Police par défaut" style:family="text"/>
    <style:style style:name="PetiteMajuscule" style:family="text">
      <style:text-properties fo:font-variant="small-caps" fo:background-color="#99ffff"/>
    </style:style>
    <style:style style:name="_3c_pb_3e_" style:display-name="&lt;pb&gt;" style:family="text" style:parent-style-name="Police_20_par_20_défau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ne Bineau</meta:initial-creator>
    <meta:creation-date>2019-05-24T10:41:51.57</meta:creation-date>
    <dc:date>2019-06-21T12:33:54.963000000</dc:date>
    <meta:editing-duration>PT1H38M31S</meta:editing-duration>
    <meta:editing-cycles>8</meta:editing-cycles>
    <meta:generator>LibreOffice/6.2.4.2$Windows_X86_64 LibreOffice_project/2412653d852ce75f65fbfa83fb7e7b669a126d64</meta:generator>
    <meta:document-statistic meta:table-count="0" meta:image-count="0" meta:object-count="0" meta:page-count="2" meta:paragraph-count="19" meta:word-count="319" meta:character-count="1894" meta:non-whitespace-character-count="1586"/>
  </office:meta>
</office:document-meta>
</file>